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  <style:text-properties style:font-name="Segoe UI" style:font-name-complex="Segoe UI" fo:color="#212121" fo:font-size="11.5pt" style:font-size-asian="11.5pt" style:font-size-complex="11.5pt" fo:background-color="#FFFFFF"/>
    </style:style>
    <style:style style:name="P3" style:parent-style-name="Normal" style:family="paragraph">
      <style:paragraph-properties fo:text-align="end"/>
      <style:text-properties style:font-name="Segoe UI" style:font-name-complex="Segoe UI" fo:color="#212121" fo:font-size="11.5pt" style:font-size-asian="11.5pt" style:font-size-complex="11.5pt" fo:background-color="#FFFFFF"/>
    </style:style>
    <style:style style:name="P4" style:parent-style-name="Normal" style:family="paragraph">
      <style:paragraph-properties fo:text-align="end"/>
      <style:text-properties style:font-name="Segoe UI" style:font-name-complex="Segoe UI" fo:color="#212121" fo:font-size="11.5pt" style:font-size-asian="11.5pt" style:font-size-complex="11.5pt" fo:background-color="#FFFFFF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paragraph-properties fo:text-align="end"/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Thomas SAMUL</text:p>
      <text:p text:style-name="Normal">10 rue des Vignes Madame</text:p>
      <text:p text:style-name="Normal">60350 St-Etienne ROILAYE</text:p>
      <text:p text:style-name="Normal">@mail :<text:s/><text:a xlink:href="mailto:thomas.samul@live.fr" office:target-frame-name="_top" xlink:show="replace"><text:span text:style-name="Lienhypertexte">thomas.samul@live.fr</text:span></text:a></text:p>
      <text:p text:style-name="Normal">Tel : 07 86 39 39 80</text:p>
      <text:p text:style-name="Normal"><text:tab/><text:tab/><text:tab/><text:tab/><text:tab/><text:tab/>A</text:p>
      <text:p text:style-name="P2">GEORGES Christophe,</text:p>
      <text:p text:style-name="P3"><text:s/>Responsable équipe ICS </text:p>
      <text:p text:style-name="P4"/>
      <text:p text:style-name="Normal">Monsieur,</text:p>
      <text:p text:style-name="P5">Actuellement en deuxième année de DUT Informatique à l’Université Technologique d’Amiens et étant admis<text:s/>en<text:s/>Licence Professionnelle Bases De Données<text:s/>au sein de Tétras. Et je cherche une entreprise pouvant et ayant de quoi accueillir un alternant pour une année.<text:s/></text:p>
      <text:p text:style-name="P6">Intégrer votre entreprise serait pour moi une<text:s/>réelle<text:s/>opportunité de mettre en pratique les connaissances<text:s/>en Bases de Données<text:s/>acquises durant ma formation.<text:s/>Rigoureux, motivé et ambitieux je m’engage avec assiduité en mettant tout en œuvre pour réussir au mieux mon alternance<text:s/></text:p>
      <text:p text:style-name="P7">Salomon est pour moi bien plus qu’une entreprise il s’agit d’une grande référence dans le domaine du sport en temps d’équipementier<text:s/>à la fois pour les sports d’hiver mais aussi pour ceux d’été.<text:s/>Par ailleurs étant sportif moi-même j’apprécie tout particulièrement la gamme de produit proposer par Salomon pour le Trail. C’est un équipement que reconseille vivement lors de mes participations du Challenge Oise Trail<text:s/></text:p>
      <text:p text:style-name="P8">Conscient de la chance qui pourrait m’être offerte d’intégrer votre entreprise, je reste bien entendu à votre entière disposition.</text:p>
      <text:p text:style-name="P9"/>
      <text:p text:style-name="P10">Vous remerciant par avance de l’attention que vous porterez à ma candidature, je vous prie d’agréer, Monsieur l’expression de mes salutations distinguées.<text:s/></text:p>
      <text:p text:style-name="P11"/>
      <text:p text:style-name="P12"><text:tab/>Thomas SAMUL</text:p>
      <text:p text:style-name="P13"/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06T12:52:00Z</meta:creation-date>
    <dc:date>2018-04-06T14:23:00Z</dc:date>
    <meta:template xlink:href="Normal" xlink:type="simple"/>
    <meta:editing-cycles>1</meta:editing-cycles>
    <meta:editing-duration>PT5340S</meta:editing-duration>
    <meta:document-statistic meta:page-count="1" meta:paragraph-count="2" meta:word-count="227" meta:character-count="1479" meta:row-count="10" meta:non-whitespace-character-count="1254"/>
  </office:meta>
</office:document-meta>
</file>